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2a6099" style:text-underline-style="solid" style:text-underline-width="auto" style:text-underline-color="font-color" fo:font-weight="bold" officeooo:rsid="002264a8" officeooo:paragraph-rsid="0003fa83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2a6099" style:text-underline-style="solid" style:text-underline-width="auto" style:text-underline-color="font-color" fo:font-weight="bold" officeooo:rsid="002264a8" officeooo:paragraph-rsid="0003fa83" style:font-weight-asian="bold" style:font-weight-complex="bold"/>
    </style:style>
    <style:style style:name="P3" style:family="paragraph" style:parent-style-name="Standard" style:list-style-name="L4">
      <style:text-properties officeooo:rsid="00175e35" officeooo:paragraph-rsid="0003fa83"/>
    </style:style>
    <style:style style:name="P4" style:family="paragraph" style:parent-style-name="Standard">
      <style:text-properties officeooo:rsid="00175e35" officeooo:paragraph-rsid="0003fa83"/>
    </style:style>
    <style:style style:name="P5" style:family="paragraph" style:parent-style-name="Standard" style:list-style-name="L5">
      <style:text-properties officeooo:rsid="002264a8" officeooo:paragraph-rsid="0003fa83"/>
    </style:style>
    <style:style style:name="P6" style:family="paragraph" style:parent-style-name="Standard" style:list-style-name="L5">
      <style:text-properties officeooo:paragraph-rsid="0003fa83"/>
    </style:style>
    <style:style style:name="P7" style:family="paragraph" style:parent-style-name="Standard">
      <style:text-properties officeooo:paragraph-rsid="0003fa83"/>
    </style:style>
    <style:style style:name="P8" style:family="paragraph" style:parent-style-name="Standard" style:list-style-name="L1">
      <style:paragraph-properties fo:margin-left="0cm" fo:margin-right="0cm" fo:text-indent="0cm" style:auto-text-indent="false"/>
      <style:text-properties officeooo:rsid="00175e35" officeooo:paragraph-rsid="0003fa83"/>
    </style:style>
    <style:style style:name="P9" style:family="paragraph" style:parent-style-name="Standard" style:list-style-name="L1">
      <style:paragraph-properties fo:margin-left="0cm" fo:margin-right="0cm" fo:text-indent="0cm" style:auto-text-indent="false"/>
      <style:text-properties officeooo:rsid="0017bc4d" officeooo:paragraph-rsid="0003fa83"/>
    </style:style>
    <style:style style:name="T1" style:family="text">
      <style:text-properties officeooo:rsid="0024926e"/>
    </style:style>
    <style:style style:name="T2" style:family="text">
      <style:text-properties officeooo:rsid="00175e35"/>
    </style:style>
    <style:style style:name="T3" style:family="text">
      <style:text-properties officeooo:rsid="0017bc4d"/>
    </style:style>
    <style:style style:name="T4" style:family="text">
      <style:text-properties officeooo:rsid="002264a8"/>
    </style:style>
    <style:style style:name="T5" style:family="text">
      <style:text-properties officeooo:rsid="0021f612"/>
    </style:style>
    <style:style style:name="T6" style:family="text">
      <style:text-properties officeooo:rsid="0003fa83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ices <text:span text:style-name="T1">à</text:span> rendre pour le <text:s/><text:span text:style-name="T2">samedi <text:s/></text:span><text:span text:style-name="T3">17 avril</text:span></text:p>
      <text:p text:style-name="P2"/>
      <text:p text:style-name="P4"><text:span text:style-name="T3">1- </text:span><text:span text:style-name="T4">Créer u</text:span><text:span text:style-name="T3">ne expression reguli</text:span><text:span text:style-name="T4">è</text:span><text:span text:style-name="T3">re pour le m</text:span>ot de pass <text:span text:style-name="T3">en vous basant sur l’expression qu’on a vu en classe avec le numero de telephone avec les containtes suivantes :</text:span></text:p>
      <text:list xml:id="list2423264039" text:style-name="L1">
        <text:list-item>
          <text:p text:style-name="P8"><text:span text:style-name="T3">Le mot de est </text:span>compris ente 8 et 15 caract<text:span text:style-name="T3">ere</text:span>s, </text:p>
        </text:list-item>
        <text:list-item>
          <text:p text:style-name="P9">Le mot de passe comportera au moins :</text:p>
        </text:list-item>
      </text:list>
      <text:list xml:id="list1571140475" text:style-name="L4">
        <text:list-item>
          <text:p text:style-name="P3">une lettre majiscule, </text:p>
        </text:list-item>
        <text:list-item>
          <text:p text:style-name="P3"><text:span text:style-name="T3">un</text:span>e <text:span text:style-name="T5">lettre</text:span> minuscule ,</text:p>
        </text:list-item>
        <text:list-item>
          <text:p text:style-name="P3">un caractères speciale(#.@, ),</text:p>
        </text:list-item>
        <text:list-item>
          <text:p text:style-name="P3">un chiffre</text:p>
        </text:list-item>
      </text:list>
      <text:p text:style-name="P4"/>
      <text:p text:style-name="P7"><text:span text:style-name="T3">2- </text:span><text:span text:style-name="T6">Creer quatres(04) fonctions php</text:span></text:p>
      <text:list xml:id="list1534840591" text:style-name="L5">
        <text:list-item>
          <text:p text:style-name="P5">Une fonction qui permet de fair l’addition de deux chiffres.</text:p>
        </text:list-item>
        <text:list-item>
          <text:p text:style-name="P6"><text:span text:style-name="T4">Un fonction qui permet de fair la soustraction de deux chiffres.</text:span></text:p>
        </text:list-item>
        <text:list-item>
          <text:p text:style-name="P6"><text:span text:style-name="T4">Une fonction qui permet de fair la multiplication de deux chiffres.</text:span></text:p>
        </text:list-item>
        <text:list-item>
          <text:p text:style-name="P6"><text:span text:style-name="T4">Une fonction qui permet de fair la division de deux chiffres.</text:span></text:p>
        </text:list-item>
      </text:list>
      <text:p text:style-name="P7"/>
      <text:p text:style-name="P7"/>
      <text:p text:style-name="P1">MboupEdu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0T18:49:09.470503362</meta:creation-date>
    <meta:generator>LibreOffice/6.4.6.2$Linux_X86_64 LibreOffice_project/40$Build-2</meta:generator>
    <dc:date>2021-04-10T18:52:10.997308491</dc:date>
    <meta:editing-duration>PT3M2S</meta:editing-duration>
    <meta:editing-cycles>1</meta:editing-cycles>
    <meta:document-statistic meta:table-count="0" meta:image-count="0" meta:object-count="0" meta:page-count="1" meta:paragraph-count="14" meta:word-count="128" meta:character-count="682" meta:non-whitespace-character-count="574"/>
  </office:meta>
</office:document-meta>
</file>